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2.523cm" fo:min-width="8.412cm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svg:stroke-width="0.106cm" draw:marker-start-width="0.359cm" draw:marker-end-width="0.359cm" svg:stroke-opacity="100%" draw:fill-color="#3faf46" draw:opacity="100%" draw:textarea-horizontal-align="justify" draw:textarea-vertical-align="middle" draw:auto-grow-height="false" fo:min-height="3.32cm" fo:min-width="3.55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576cm" fo:min-width="2.365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svg:stroke-opacity="100%" draw:fill-color="#ec9ba4" draw:opacity="100%" draw:textarea-horizontal-align="justify" draw:textarea-vertical-align="middle" draw:auto-grow-height="false" fo:min-height="5.482cm" fo:min-width="5.998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661cm" fo:min-width="2.647cm" fo:padding-top="0.178cm" fo:padding-bottom="0.178cm" fo:padding-left="0.303cm" fo:padding-right="0.30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729fcf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3faf46" draw:opacity="100%"/>
      <style:paragraph-properties fo:text-align="center"/>
    </style:style>
    <style:style style:name="P8" style:family="paragraph">
      <loext:graphic-properties draw:fill-color="#ec9ba4" draw:opacity="100%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16cm" svg:height="0.962cm" svg:x="12.538cm" svg:y="1.932cm">
          <draw:text-box>
            <text:p text:style-name="P1"><text:span text:style-name="T1">p</text:span></text:p>
          </draw:text-box>
        </draw:frame>
        <draw:custom-shape draw:style-name="gr2" draw:text-style-name="P3" draw:layer="layout" svg:width="18.034cm" svg:height="8.636cm" svg:x="4.472cm" svg:y="2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08cm" svg:height="0.508cm" svg:x="13.2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3.502cm" svg:y="11.176cm">
          <draw:text-box>
            <text:p text:style-name="P5"><text:span text:style-name="T1">o</text:span><text:span text:style-name="T2">l</text:span></text:p>
          </draw:text-box>
        </draw:frame>
        <draw:custom-shape draw:style-name="gr5" draw:text-style-name="P7" draw:layer="layout" svg:width="6.604cm" svg:height="5.838cm" draw:transform="rotate (1.5707963267949) translate (5.842cm 12.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5.941cm" svg:height="2.795cm" svg:x="4.473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6" draw:layer="layout" svg:width="1.27cm" svg:height="1.114cm" svg:x="7.012cm" svg:y="7.466cm">
          <draw:text-box>
            <text:p text:style-name="P1"><text:span text:style-name="T1">p</text:span><text:span text:style-name="T2">l</text:span></text:p>
          </draw:text-box>
        </draw:frame>
        <draw:frame draw:style-name="gr4" draw:text-style-name="P6" draw:layer="layout" svg:width="1.27cm" svg:height="1.114cm" svg:x="22.506cm" svg:y="11.132cm">
          <draw:text-box>
            <text:p text:style-name="P1"><text:span text:style-name="T1">o</text:span><text:span text:style-name="T2">r</text:span></text:p>
          </draw:text-box>
        </draw:frame>
        <draw:custom-shape draw:style-name="gr7" draw:text-style-name="P8" draw:layer="layout" svg:width="6.604cm" svg:height="5.838cm" draw:transform="rotate (1.5707963267949) translate (14.736cm 12.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6.505cm" svg:height="3.049cm" svg:x="16.002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08cm" svg:height="0.508cm" svg:x="7.21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4.26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18.588cm" svg:y="7.022cm">
          <draw:text-box>
            <text:p text:style-name="P1"><text:span text:style-name="T1">p</text:span><text:span text:style-name="T2">r</text:span></text:p>
          </draw:text-box>
        </draw:frame>
        <draw:frame draw:style-name="gr4" draw:text-style-name="P6" draw:layer="layout" svg:width="1.27cm" svg:height="1.114cm" svg:x="9.652cm" svg:y="8.284cm">
          <draw:text-box>
            <text:p text:style-name="P1">I<text:span text:style-name="T2">l</text:span></text:p>
          </draw:text-box>
        </draw:frame>
        <draw:frame draw:style-name="gr4" draw:text-style-name="P6" draw:layer="layout" svg:width="1.27cm" svg:height="1.114cm" svg:x="15.748cm" svg:y="8.128cm">
          <draw:text-box>
            <text:p text:style-name="P1">I<text:span text:style-name="T2">r</text:span></text:p>
          </draw:text-box>
        </draw:frame>
        <draw:custom-shape draw:style-name="gr3" draw:text-style-name="P4" draw:layer="layout" svg:width="0.508cm" svg:height="0.508cm" svg:x="18.95cm" svg:y="8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22.252cm" svg:y="1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20:25:04.540000000</meta:creation-date>
    <dc:date>2019-01-14T00:08:08.128000000</dc:date>
    <meta:editing-duration>PT23M6S</meta:editing-duration>
    <meta:editing-cycles>6</meta:editing-cycles>
    <meta:generator>LibreOffice/6.1.3.2$Windows_X86_64 LibreOffice_project/86daf60bf00efa86ad547e59e09d6bb77c699acb</meta:generator>
    <meta:document-statistic meta:object-count="40"/>
  </office:meta>
</office:document-meta>
</file>